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eb077" officeooo:paragraph-rsid="001eb077" style:font-weight-asian="normal" style:font-weight-complex="normal"/>
    </style:style>
    <style:style style:name="P2" style:family="paragraph" style:parent-style-name="Standard">
      <style:text-properties fo:font-size="15pt" fo:font-weight="bold" officeooo:rsid="001eb07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eb077" officeooo:paragraph-rsid="001eb07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1eb077" officeooo:paragraph-rsid="001eb077" style:font-size-asian="15pt" style:font-weight-asian="normal" style:font-size-complex="15pt" style:font-weight-complex="normal"/>
    </style:style>
    <style:style style:name="P5" style:family="paragraph" style:parent-style-name="Standard">
      <style:text-properties officeooo:paragraph-rsid="00229ef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16ca9" style:font-size-asian="15pt" style:font-weight-asian="bold" style:font-size-complex="15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1eb077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tab/><text:tab/><text:span text:style-name="T4">Bible</text:span></text:p>
      <text:p text:style-name="P2"><text:tab/>Cours des Jeunes</text:p>
      <text:p text:style-name="P2"/>
      <text:p text:style-name="P4"><text:tab/><text:tab/><text:tab/>Thème : Amour</text:p>
      <text:p text:style-name="P4"/>
      <text:p text:style-name="P1"><text:span text:style-name="T1">Aime ta femme comme Christ aime l’église → </text:span><text:span text:style-name="T3">É</text:span><text:span text:style-name="T2">phésien 5 V 25</text:span></text:p>
      <text:p text:style-name="P1"><text:span text:style-name="T1">Femmes, soyer soumise à vos maris, comme au seigneur → </text:span><text:span text:style-name="T3">É</text:span><text:span text:style-name="T2">phésien 5 V 22</text:span></text:p>
      <text:p text:style-name="P3"/>
      <text:p text:style-name="P4">Notes : Chaque jour , le fait en sorte que la femme sache qu’il l’aime</text:p>
      <text:p text:style-name="P4">L’Amour s’entretient. L’homme doit prendre soin de sa femme et veuillez à ce que rien ne lui manque.</text:p>
      <text:p text:style-name="P1"><text:span text:style-name="T1">Le mari pardonne tout</text:span><text:span text:style-name="T2"> → 1 Corinthiens 13 V 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1:31:27.637499558</meta:creation-date>
    <dc:date>2024-03-07T10:16:40.052687379</dc:date>
    <meta:editing-duration>PT14H37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8" meta:word-count="76" meta:character-count="386" meta:non-whitespace-character-count="308"/>
  </office:meta>
</office:document-meta>
</file>